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5f7" officeooo:paragraph-rsid="001a95f7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a95f7" officeooo:paragraph-rsid="001a95f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1a95f7" officeooo:paragraph-rsid="001a95f7"/>
    </style:style>
    <style:style style:name="P4" style:family="paragraph" style:parent-style-name="Standard">
      <style:text-properties officeooo:rsid="001a95f7" officeooo:paragraph-rsid="00240621"/>
    </style:style>
    <style:style style:name="P5" style:family="paragraph" style:parent-style-name="Standard" style:list-style-name="L3">
      <style:text-properties officeooo:rsid="00251921" officeooo:paragraph-rsid="00251921"/>
    </style:style>
    <style:style style:name="P6" style:family="paragraph" style:parent-style-name="Standard">
      <style:text-properties officeooo:rsid="00274835" officeooo:paragraph-rsid="00274835"/>
    </style:style>
    <style:style style:name="P7" style:family="paragraph" style:parent-style-name="Standard" style:list-style-name="L4">
      <style:text-properties officeooo:rsid="00274835" officeooo:paragraph-rsid="00274835"/>
    </style:style>
    <style:style style:name="T1" style:family="text">
      <style:text-properties officeooo:rsid="002406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Owens</text:p>
      <text:p text:style-name="P1">Operating System CS470</text:p>
      <text:p text:style-name="P1"><text:span text:style-name="T1">Thread</text:span> Project</text:p>
      <text:p text:style-name="P1"/>
      <text:p text:style-name="P1"/>
      <text:p text:style-name="P1"/>
      <text:p text:style-name="P1"/>
      <text:p text:style-name="P2">High-level Design</text:p>
      <text:p text:style-name="P1"/>
      <text:p text:style-name="P1">The python script <text:span text:style-name="T1">creates multiple ‘producer’ and ‘consumer’ threads. <text:s/>‘producer’ threads add random numbers to a list while ‘consumer’ threads attempt to remove random numbers from this same list. <text:s/>Since all threads are attempting to remove and add elements to the list at the same time, a mutex lock is used. This program loops for a given amount of time specified by the user. <text:s/>The usage of this program is the following:</text:span></text:p>
      <text:p text:style-name="P1"/>
      <text:p text:style-name="P4"><text:tab/><text:span text:style-name="T1">python3 thread.py &lt;sleep-time&gt; &lt;producer-threads&gt; &lt;consumer-threads&gt;</text:span></text:p>
      <text:p text:style-name="P1"/>
      <text:p text:style-name="P6">The main design components of this program are:</text:p>
      <text:list xml:id="list1976060264823751380" text:style-name="L4">
        <text:list-item>
          <text:p text:style-name="P7">Main</text:p>
        </text:list-item>
        <text:list-item>
          <text:p text:style-name="P7">Buffer_item</text:p>
        </text:list-item>
        <text:list-item>
          <text:p text:style-name="P7">Producer</text:p>
        </text:list-item>
        <text:list-item>
          <text:p text:style-name="P7">Consumer</text:p>
        </text:list-item>
      </text:list>
      <text:p text:style-name="P1"/>
      <text:p text:style-name="P1"/>
      <text:p text:style-name="P2">Additional Questions</text:p>
      <text:list xml:id="list7974072670149475615" text:style-name="L3">
        <text:list-item>
          <text:p text:style-name="P5">It was most difficult for me to understand how to use “thread” library functions when having the thread execute different functions. <text:s/>I may want the thread in another function to print out its name, but couldn’t figure out how to do this unless I pass that function the threads name (or making the thread a global variable). <text:s/>It was also weird that threads don’t share memory (but makes sense).</text:p>
        </text:list-item>
        <text:list-item>
          <text:p text:style-name="P5">We just went over processes, so threads were pretty easy to understand.</text:p>
        </text:list-item>
        <text:list-item>
          <text:p text:style-name="P5">It was difficult for me to understand the different ways the “locks” worked. <text:s/>Especially the binary semaphore.</text:p>
        </text:list-item>
        <text:list-item>
          <text:p text:style-name="P5">It was easy for me to understand that once in the Critical section, no other thread should be allowed in.</text:p>
        </text:list-item>
        <text:list-item>
          <text:p text:style-name="P5">My current design passes around too many parameters. <text:s/>The “producer” and “consumer” function should only have “buffer” as a received argument. <text:s/></text:p>
        </text:list-item>
        <text:list-item>
          <text:p text:style-name="P5">I found it dealing with the threading library extremely frustrating and surprising. <text:s/>I figured you could just use like “this” or “self” to easily identify properties about the thread executing the current c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38:08.110785501</meta:creation-date>
    <dc:date>2018-02-13T16:50:12.666858292</dc:date>
    <meta:editing-duration>PT23M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82" meta:character-count="1705" meta:non-whitespace-character-count="1440"/>
  </office:meta>
</office:document-meta>
</file>